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7FD000000C1A1501A7F789B9B9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svg:stroke-width="0cm" draw:fill="solid" draw:fill-color="#ffbf00" draw:opacity="100%" draw:textarea-horizontal-align="center" draw:textarea-vertical-align="middle"/>
    </style:style>
    <style:style style:name="gr7" style:family="graphic" style:parent-style-name="objectwithoutfill">
      <style:graphic-properties draw:fill="none" draw:textarea-vertical-align="middl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fo:min-height="2.63cm"/>
      <style:paragraph-properties style:writing-mode="lr-tb"/>
    </style:style>
    <style:style style:name="pr5" style:family="presentation" style:parent-style-name="Beehive1-outline1">
      <style:graphic-properties fo:min-height="9.135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fo:min-height="3.901cm"/>
      <style:paragraph-properties style:writing-mode="lr-tb"/>
    </style:style>
    <style:style style:name="pr8" style:family="presentation" style:parent-style-name="Beehive1-title">
      <style:graphic-properties draw:auto-grow-height="true" fo:min-height="2.5cm"/>
      <style:paragraph-properties style:writing-mode="lr-tb"/>
    </style:style>
    <style:style style:name="pr9" style:family="presentation" style:parent-style-name="Beehive1-outline1">
      <style:graphic-properties fo:min-height="2.95cm"/>
      <style:paragraph-properties style:writing-mode="lr-tb"/>
    </style:style>
    <style:style style:name="pr10" style:family="presentation" style:parent-style-name="Beehive1-notes">
      <style:graphic-properties draw:fill-color="#ffffff" draw:auto-grow-height="true" fo:min-height="13cm"/>
      <style:paragraph-properties style:writing-mode="lr-tb"/>
    </style:style>
    <style:style style:name="pr11" style:family="presentation" style:parent-style-name="Beehive1_5f_-title">
      <style:graphic-properties draw:auto-grow-height="true" fo:min-height="2.601cm"/>
      <style:paragraph-properties style:writing-mode="lr-tb"/>
    </style:style>
    <style:style style:name="pr12" style:family="presentation" style:parent-style-name="Beehive1_5f_-outline1">
      <style:graphic-properties fo:min-height="2.95cm"/>
      <style:paragraph-properties style:writing-mode="lr-tb"/>
    </style:style>
    <style:style style:name="pr13" style:family="presentation" style:parent-style-name="Beehive1_5f_-notes">
      <style:graphic-properties draw:fill-color="#ffffff" draw:auto-grow-height="true" fo:min-height="13cm"/>
      <style:paragraph-properties style:writing-mode="lr-tb"/>
    </style:style>
    <style:style style:name="pr14" style:family="presentation" style:parent-style-name="Beehive1-outline1" style:list-style-name="L3">
      <style:graphic-properties fo:min-height="9.135cm"/>
      <style:paragraph-properties style:writing-mode="lr-tb"/>
    </style:style>
    <style:style style:name="pr15" style:family="presentation" style:parent-style-name="Beehive1-outline1" style:list-style-name="L3">
      <style:graphic-properties fo:min-height="9.135cm"/>
      <style:paragraph-properties style:writing-mode="lr-tb"/>
    </style:style>
    <style:style style:name="pr16" style:family="presentation" style:parent-style-name="Beehive1-outline1" style:list-style-name="L6">
      <style:graphic-properties fo:min-height="9.135cm"/>
      <style:paragraph-properties style:writing-mode="lr-tb"/>
    </style:style>
    <style:style style:name="pr17" style:family="presentation" style:parent-style-name="Beehive1-outline1" style:list-style-name="L8">
      <style:graphic-properties fo:min-height="9.13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fo:font-style="italic" style:font-size-asian="24pt" style:font-style-asian="italic" style:font-size-complex="24pt" style:font-style-complex="italic"/>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cm" fo:margin-right="0cm" fo:margin-top="0cm" fo:margin-bottom="0.374cm" fo:text-align="start" fo:text-indent="0cm"/>
    </style:style>
    <style:style style:name="P6" style:family="paragraph">
      <style:paragraph-properties fo:text-align="start"/>
    </style:style>
    <style:style style:name="P7" style:family="paragraph">
      <style:paragraph-properties fo:margin-left="0cm" fo:margin-right="0cm" fo:margin-top="0cm" fo:margin-bottom="0.3cm" fo:text-align="start" fo:text-indent="0cm"/>
    </style:style>
    <style:style style:name="P8" style:family="paragraph">
      <style:paragraph-properties fo:text-align="start" style:writing-mode="lr-tb"/>
    </style:style>
    <style:style style:name="P9" style:family="paragraph">
      <style:paragraph-properties fo:margin-left="0cm" fo:margin-right="0cm" fo:margin-top="0cm" fo:margin-bottom="0.374cm" fo:text-indent="0cm"/>
    </style:style>
    <style:style style:name="P10" style:family="paragraph">
      <style:paragraph-properties fo:text-align="center"/>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style:text-properties fo:font-size="18pt"/>
    </style:style>
    <style:style style:name="P14" style:family="paragraph">
      <loext:graphic-properties draw:fill="none" draw:fill-color="#ffffff"/>
      <style:text-properties fo:font-size="18pt"/>
    </style:style>
    <style:style style:name="P15" style:family="paragraph">
      <loext:graphic-properties draw:fill="solid" draw:fill-color="#ffbf00" draw:opacity="100%"/>
      <style:paragraph-properties fo:text-align="center"/>
    </style:style>
    <style:style style:name="P16" style:family="paragraph">
      <style:text-properties fo:hyphenate="false" loext:hyphenation-no-caps="false"/>
    </style:style>
    <style:style style:name="P17" style:family="paragraph">
      <style:paragraph-properties style:writing-mode="lr-tb"/>
      <style:text-properties fo:hyphenate="false" loext:hyphenation-no-caps="false"/>
    </style:style>
    <style:style style:name="P18" style:family="paragraph">
      <style:paragraph-properties fo:margin-left="0cm" fo:margin-right="0cm" fo:margin-top="0cm" fo:margin-bottom="0.374cm" fo:text-indent="0cm"/>
      <style:text-properties fo:hyphenate="false" loext:hyphenation-no-caps="false"/>
    </style:style>
    <style:style style:name="P19" style:family="paragraph">
      <style:paragraph-properties style:writing-mode="lr-tb"/>
      <style:text-properties fo:font-style="italic" style:font-style-asian="italic" style:font-style-complex="italic" fo:hyphenate="false" loext:hyphenation-no-caps="false"/>
    </style:style>
    <style:style style:name="P20" style:family="paragraph">
      <style:paragraph-properties style:writing-mode="lr-tb"/>
      <style:text-properties fo:font-style="italic" style:font-style-asian="italic" style:font-style-complex="italic"/>
    </style:style>
    <style:style style:name="P21" style:family="paragraph">
      <style:paragraph-properties fo:margin-left="0cm" fo:margin-right="0cm" fo:margin-top="0cm" fo:margin-bottom="0.3cm" fo:text-indent="0cm" style:writing-mode="lr-tb"/>
    </style:style>
    <style:style style:name="P22" style:family="paragraph">
      <loext:graphic-properties draw:fill-color="#ffffff"/>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tyle="italic" style:font-style-asian="italic" style:font-style-complex="italic"/>
    </style:style>
    <style:style style:name="T4" style:family="text">
      <style:text-properties fo:font-size="16pt" style:font-size-asian="16pt" style:font-size-complex="16pt"/>
    </style:style>
    <style:style style:name="T5" style:family="text">
      <style:text-properties fo:font-size="24pt" style:font-size-asian="24pt" style:font-size-complex="24pt"/>
    </style:style>
    <style:style style:name="T6" style:family="text">
      <style:text-properties fo:font-size="28pt" style:font-size-asian="28pt" style:font-size-complex="28pt"/>
    </style:style>
    <style:style style:name="T7" style:family="text">
      <style:text-properties fo:font-style="normal" style:font-style-asian="normal" style:font-style-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6pt"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0" style:family="text">
      <style:text-properties fo:font-size="16pt" fo:font-style="italic" style:font-size-asian="16pt" style:font-style-asian="italic" style:font-size-complex="16pt" style:font-style-complex="italic"/>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style:letter-kerning="true" style:font-size-asian="18pt" style:font-size-complex="18pt"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9" style:family="text">
      <style:text-properties fo:font-size="9pt" fo:font-style="italic" style:font-size-asian="9pt" style:font-style-asian="italic" style:font-size-complex="9pt" style:font-style-complex="italic"/>
    </style:style>
    <style:style style:name="T20" style:family="text">
      <style:text-properties fo:font-size="9pt" style:font-size-asian="9pt" style:font-size-complex="9pt"/>
    </style:style>
    <style:style style:name="T21" style:family="text">
      <style:text-properties fo:font-size="22pt" fo:font-style="italic" style:font-size-asian="22pt" style:font-style-asian="italic" style:font-size-complex="22pt" style:font-style-complex="italic"/>
    </style:style>
    <style:style style:name="T22" style:family="text">
      <style:text-properties fo:font-size="20pt" fo:font-style="italic" style:font-size-asian="20pt" style:font-style-asian="italic" style:font-size-complex="20pt" style:font-style-complex="italic"/>
    </style:style>
    <style:style style:name="T23" style:family="text">
      <style:text-properties fo:font-size="18pt" fo:font-style="italic" style:font-size-asian="18pt" style:font-style-asian="italic" style:font-size-complex="18pt" style:font-style-complex="italic"/>
    </style:style>
    <style:style style:name="T24" style:family="text">
      <style:text-properties fo:font-size="18pt" fo:font-style="italic" fo:font-weight="bold" style:font-size-asian="18pt" style:font-style-asian="italic" style:font-weight-asian="bold" style:font-size-complex="18pt" style:font-style-complex="italic" style:font-weight-complex="bold"/>
    </style:style>
    <style:style style:name="T25" style:family="text">
      <style:text-properties fo:color="#780373" loext:opacity="100%" fo:font-size="18pt" fo:font-style="italic" style:font-size-asian="18pt" style:font-style-asian="italic" style:font-size-complex="18pt" style:font-style-complex="italic"/>
    </style:style>
    <style:style style:name="T26" style:family="text">
      <style:text-properties fo:font-weight="bold" style:font-weight-asian="bold" style:font-weight-complex="bold"/>
    </style:style>
    <style:style style:name="T27"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A">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A" text:start-value="4">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A" text:start-value="6">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A" text:start-value="7">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4cm" presentation:class="title" presentation:user-transformed="true">
          <draw:text-box>
            <text:p>Physics Informed Neural Networks<text:span text:style-name="T1"><text:line-break/></text:span><text:span text:style-name="T2">also called Physics-guided or Physics-aware NNs</text:span></text:p>
          </draw:text-box>
        </draw:frame>
        <draw:frame presentation:style-name="pr2" draw:text-style-name="P2" draw:layer="layout" svg:width="25cm" svg:height="2.5cm" svg:x="1.5cm" svg:y="9.5cm" presentation:class="subtitle" presentation:user-transformed="true">
          <draw:text-box>
            <text:p><text:span text:style-name="T3">Aryan Ritwajeet Jha</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What problems do we hope to counter using PINNs?</text:p>
          </draw:text-box>
        </draw:frame>
        <draw:frame presentation:style-name="pr5" draw:text-style-name="P1" draw:layer="layout" svg:width="25.199cm" svg:height="9.134cm" svg:x="1.4cm" svg:y="3.685cm" presentation:class="outline">
          <draw:text-box>
            <text:list text:style-name="L2">
              <text:list-item>
                <text:p>Because NNs <text:span text:style-name="T4">(by NN I always mean Deep Neural Networks or DNNs)</text:span> typically tend to have the problems given below, when applied to solve physical systems such as Power Systems:</text:p>
                <text:list>
                  <text:list-item>
                    <text:p><text:span text:style-name="T5">Low interpretability in data processing</text:span></text:p>
                  </text:list-item>
                  <text:list-item>
                    <text:p><text:span text:style-name="T5">High quantity and quality of required training data</text:span></text:p>
                  </text:list-item>
                  <text:list-item>
                    <text:p><text:span text:style-name="T5">Production of physically infeasible/incoherent data</text:span></text:p>
                  </text:list-item>
                  <text:list-item>
                    <text:p><text:span text:style-name="T5">No theoretical guarantee on outputs. </text:span></text:p>
                  </text:list-item>
                  <text:list-item>
                    <text:p><text:span text:style-name="T5">Not </text:span><text:span text:style-name="T5"><text:a xlink:href="https://arxiv.org/pdf/2006.14117.pdf" xlink:type="simple">generalizable</text:a></text:span></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1" draw:layer="layout" svg:width="25.199cm" svg:height="3.901cm" svg:x="1.4cm" svg:y="-0.008cm" presentation:class="title" presentation:user-transformed="true">
          <draw:text-box>
            <text:p><text:span text:style-name="T6">Recall: Why do we even want to use any kind of NN?</text:span><text:span text:style-name="T6"><text:line-break/></text:span><text:span text:style-name="T6"/></text:p>
          </draw:text-box>
        </draw:frame>
        <draw:frame presentation:style-name="pr5" draw:text-style-name="P8" draw:layer="layout" svg:width="25.199cm" svg:height="9.134cm" svg:x="1.5cm" svg:y="3.5cm" presentation:class="outline" presentation:user-transformed="true">
          <draw:text-box>
            <text:list text:style-name="L2">
              <text:list-header>
                <text:p text:style-name="P5"><text:span text:style-name="T3">Why use some black box model when we have more tangible gradient descent iterative models or sometimes even analytical models</text:span></text:p>
                <text:list>
                  <text:list-item>
                    <text:p text:style-name="P6">System cannot be feasibly solved for using standard computational tools. </text:p>
                  </text:list-item>
                  <text:list-item>
                    <text:p text:style-name="P6">Conventional solution <text:span text:style-name="T3">too slow</text:span><text:span text:style-name="T7">.</text:span></text:p>
                  </text:list-item>
                  <text:list-item>
                    <text:p text:style-name="P6"><text:span text:style-name="T7">NNs are fast.</text:span></text:p>
                  </text:list-item>
                  <text:list-item>
                    <text:p text:style-name="P7"><text:span text:style-name="T8">With the right architecture and training data, NNs can solve for (generate outputs for) most real-world system problems. </text:span></text:p>
                    <text:list>
                      <text:list-header>
                        <text:p text:style-name="P6"><text:span text:style-name="T9">“</text:span><text:span text:style-name="T10">Multilayer feed-forward networks are universal approximators” – 1989 highly cited paper by White et al.</text:span></text:p>
                      </text:list-header>
                    </text:list>
                    <text:p text:style-name="P6"><text:span text:style-name="T7"/></text:p>
                  </text:list-item>
                </text:list>
              </text:list-header>
            </text:list>
          </draw:text-box>
        </draw:frame>
        <presentation:notes draw:style-name="dp1">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8" draw:text-style-name="P1" draw:layer="layout" svg:width="25cm" svg:height="2.5cm" svg:x="1.5cm" svg:y="0.5cm" presentation:class="title" presentation:user-transformed="true">
          <draw:text-box>
            <text:p>What are PINNs?</text:p>
          </draw:text-box>
        </draw:frame>
        <draw:frame presentation:style-name="pr9" draw:text-style-name="P1" draw:layer="layout" svg:width="25cm" svg:height="9cm" svg:x="1.5cm" svg:y="3.5cm" presentation:class="outline" presentation:user-transformed="true">
          <draw:text-box>
            <text:list text:style-name="L2">
              <text:list-item>
                <text:p>Basically some form of incorporation of real world tried and tested equations into a Deep Neural Network. (I’ll just call DNNs as NNs).</text:p>
              </text:list-item>
              <text:list-item>
                <text:p>Four Types/Implementations of PINNs:</text:p>
                <text:list>
                  <text:list-item>
                    <text:p>Physics-Informed Loss Functions</text:p>
                  </text:list-item>
                  <text:list-item>
                    <text:p>Physics-Informed Initialization</text:p>
                  </text:list-item>
                  <text:list-item>
                    <text:p>Physics-Informed Design of Architecture</text:p>
                  </text:list-item>
                  <text:list-item>
                    <text:p>Hybrid Physics-Deep Learning Models</text:p>
                  </text:list-item>
                </text:list>
              </text:list-item>
            </text:list>
          </draw:text-box>
        </draw:frame>
        <presentation:notes draw:style-name="dp2">
          <draw:page-thumbnail draw:style-name="gr1" draw:layer="layout" svg:width="15cm" svg:height="11cm" svg:x="3cm" svg:y="2.25cm" draw:page-number="4" presentation:class="page"/>
          <draw:frame presentation:style-name="pr10" draw:text-style-name="P3" draw:layer="layout" svg:width="17cm" svg:height="13cm" svg:x="2cm" svg:y="14cm" presentation:class="notes" presentation:placeholder="true">
            <draw:text-box/>
          </draw:frame>
        </presentation:notes>
      </draw:page>
      <draw:page draw:name="page5" draw:style-name="dp1" draw:master-page-name="Beehive1_5f_" presentation:presentation-page-layout-name="AL2T1">
        <office:forms form:automatic-focus="false" form:apply-design-mode="false"/>
        <draw:frame presentation:style-name="pr11" draw:text-style-name="P1" draw:layer="layout" svg:width="25cm" svg:height="2.601cm" svg:x="2cm" svg:y="0.45cm" presentation:class="title" presentation:user-transformed="true">
          <draw:text-box>
            <text:p>What are PINNs?<text:line-break/><text:span text:style-name="T11">Physics-Informed Loss Functions</text:span></text:p>
          </draw:text-box>
        </draw:frame>
        <draw:frame presentation:style-name="pr12" draw:text-style-name="P1" draw:layer="layout" svg:width="25cm" svg:height="9cm" svg:x="1.5cm" svg:y="3.5cm" presentation:class="outline" presentation:user-transformed="true">
          <draw:text-box>
            <text:list text:style-name="L2">
              <text:list-item>
                <text:p text:style-name="P9"><text:span text:style-name="T12">A neural network whose loss function includes some </text:span><text:span text:style-name="T13">Physics-based or Mathematics-based loss function(s)</text:span><text:span text:style-name="T14">. These loss functions should be relevant to the system of our concern. We may also call them as S</text:span><text:span text:style-name="T15">ystem Error Equations</text:span><text:span text:style-name="T14"> or S</text:span><text:span text:style-name="T15">ystem Loss Functions</text:span><text:span text:style-name="T14"> or simply </text:span><text:span text:style-name="T15">System Equations</text:span><text:span text:style-name="T16">.</text:span><text:span text:style-name="T17"> </text:span><text:span text:style-name="T18">In one paper they call it </text:span><text:span text:style-name="T19">Physical Regularization Term </text:span><text:span text:style-name="T20">(PRT).</text:span></text:p>
                <text:p/>
                <text:p/>
                <text:p/>
                <text:list>
                  <text:list-header>
                    <text:p/>
                  </text:list-header>
                </text:list>
              </text:list-item>
            </text:list>
          </draw:text-box>
        </draw:frame>
        <draw:frame draw:style-name="gr2" draw:text-style-name="P10" draw:layer="layout" svg:width="27.052cm" svg:height="2.552cm" svg:x="0.586cm" svg:y="6.647cm">
          <draw:image xlink:href="Pictures/10000001000007FD000000C1A1501A7F789B9B93.png" xlink:type="simple" xlink:show="embed" xlink:actuate="onLoad" draw:mime-type="image/png">
            <text:p/>
          </draw:image>
        </draw:frame>
        <draw:line draw:style-name="gr3" draw:text-style-name="P11" draw:layer="layout" svg:x1="23cm" svg:y1="9.199cm" svg:x2="23cm" svg:y2="10.98cm">
          <text:p/>
        </draw:line>
        <draw:frame draw:style-name="gr4" draw:text-style-name="P12" draw:layer="layout" svg:width="6.371cm" svg:height="1.673cm" svg:x="19.871cm" svg:y="10.98cm">
          <draw:text-box>
            <text:p>Errors in some <text:span text:style-name="T3">System Equations</text:span>.</text:p>
          </draw:text-box>
        </draw:frame>
        <draw:line draw:style-name="gr3" draw:text-style-name="P11" draw:layer="layout" svg:x1="4.5cm" svg:y1="9.199cm" svg:x2="4.5cm" svg:y2="10.98cm">
          <text:p/>
        </draw:line>
        <draw:frame draw:style-name="gr5" draw:text-style-name="P12" draw:layer="layout" svg:width="8.215cm" svg:height="0.962cm" svg:x="0.5cm" svg:y="10.98cm">
          <draw:text-box>
            <text:p>Regular LSE Loss Function</text:p>
          </draw:text-box>
        </draw:frame>
        <draw:line draw:style-name="gr3" draw:text-style-name="P11" draw:layer="layout" svg:x1="13.87cm" svg:y1="9.199cm" svg:x2="13.87cm" svg:y2="10.98cm">
          <text:p/>
        </draw:line>
        <draw:frame draw:style-name="gr5" draw:text-style-name="P12" draw:layer="layout" svg:width="8.871cm" svg:height="0.962cm" svg:x="9.871cm" svg:y="10.98cm">
          <draw:text-box>
            <text:p>Weight/bias-arresting function</text:p>
          </draw:text-box>
        </draw:frame>
        <presentation:notes draw:style-name="dp2">
          <draw:page-thumbnail draw:style-name="gr1" draw:layer="layout" svg:width="15cm" svg:height="11cm" svg:x="3cm" svg:y="2.25cm" draw:page-number="5" presentation:class="page"/>
          <draw:frame presentation:style-name="pr13" draw:text-style-name="P3" draw:layer="layout" svg:width="17cm" svg:height="13cm" svg:x="2cm" svg:y="14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Recall: Appending the Original Loss Function with more terms is NOT a new thing.</text:p>
          </draw:text-box>
        </draw:frame>
        <draw:frame presentation:style-name="pr5" draw:text-style-name="P1" draw:layer="layout" svg:width="25.199cm" svg:height="9.134cm" svg:x="1.4cm" svg:y="3.685cm" presentation:class="outline">
          <draw:text-box>
            <text:list text:style-name="L2">
              <text:list-item>
                <text:p>We already do this in L1 and L2 regressions, where we add an additional loss term proportional to the absolute values or squared values of the NN weights, for reasons.</text:p>
                <text:list>
                  <text:list-item>
                    <text:p>L1: For the sake of removing redundant features</text:p>
                  </text:list-item>
                  <text:list-item>
                    <text:p>L2: For preventing apparently weights of <text:span text:style-name="T3">apparently important </text:span><text:span text:style-name="T7">features from ballooning forever.</text:span></text:p>
                    <text:p><text:span text:style-name="T7"/></text:p>
                  </text:list-item>
                </text:list>
              </text:list-item>
            </text:list>
          </draw:text-box>
        </draw:frame>
        <draw:frame draw:style-name="gr2" draw:text-style-name="P10" draw:layer="layout" svg:width="27.052cm" svg:height="2.552cm" svg:x="0.948cm" svg:y="9.948cm">
          <draw:image xlink:href="Pictures/10000001000007FD000000C1A1501A7F789B9B93.png" xlink:type="simple" xlink:show="embed" xlink:actuate="onLoad" draw:mime-type="image/png">
            <text:p/>
          </draw:image>
        </draw:frame>
        <draw:line draw:style-name="gr3" draw:text-style-name="P11" draw:layer="layout" svg:x1="23.129cm" svg:y1="12.257cm" svg:x2="23.129cm" svg:y2="14.038cm">
          <text:p/>
        </draw:line>
        <draw:frame draw:style-name="gr4" draw:text-style-name="P14" draw:layer="layout" svg:width="6.371cm" svg:height="1.673cm" svg:x="20cm" svg:y="14.038cm">
          <draw:text-box>
            <text:p text:style-name="P13">Errors in some <text:span text:style-name="T3">System Equations</text:span>.</text:p>
          </draw:text-box>
        </draw:frame>
        <draw:line draw:style-name="gr3" draw:text-style-name="P11" draw:layer="layout" svg:x1="4.629cm" svg:y1="12.257cm" svg:x2="4.629cm" svg:y2="14.038cm">
          <text:p/>
        </draw:line>
        <draw:frame draw:style-name="gr5" draw:text-style-name="P14" draw:layer="layout" svg:width="8.215cm" svg:height="0.962cm" svg:x="0.629cm" svg:y="14.038cm">
          <draw:text-box>
            <text:p text:style-name="P13">Regular LSE Loss Function</text:p>
          </draw:text-box>
        </draw:frame>
        <draw:line draw:style-name="gr3" draw:text-style-name="P11" draw:layer="layout" svg:x1="13.999cm" svg:y1="12.257cm" svg:x2="13.999cm" svg:y2="14.038cm">
          <text:p/>
        </draw:line>
        <draw:frame draw:style-name="gr5" draw:text-style-name="P14" draw:layer="layout" svg:width="8.871cm" svg:height="0.962cm" svg:x="10cm" svg:y="14.038cm">
          <draw:text-box>
            <text:p text:style-name="P13">Weight/bias-arresting function</text:p>
          </draw:text-box>
        </draw:frame>
        <draw:path draw:style-name="gr6" draw:text-style-name="P15" draw:layer="layout" svg:width="9.63cm" svg:height="8.394cm" svg:x="17.657cm" svg:y="2.347cm" svg:viewBox="0 0 9631 8395" svg:d="M13 8373l-13-22c307-181 634-320 961-457 333-140 655-307 1007-396 375-95 737-239 1109-350 343-102 681-227 1017-349 210-77 383-238 593-319 261-102 450-286 698-409 171-86 307-222 445-357 71-69 141-137 217-199 77-62 159-118 250-160 313-144 558-388 848-576 177-115 331-262 520-352 251-119 441-309 666-468 99-71 206-138 303-215 47-38 92-78 133-122 40-43 75-90 104-142 69-126 170-224 262-326 45-50 88-100 124-156 36-54 65-113 83-181 70-269 159-530 212-805 16-83 29-173 29-263 0-67-7-134-25-197-9-32-21-62-36-91-14-28-32-55-53-81-91-107-170-233-263-345-46-55-95-107-150-151-54-43-115-80-185-106-96-35-191-64-284-103-94-39-186-87-271-159-32-26-67-47-104-65-38-18-77-33-118-47-83-30-169-56-245-98-168-93-355-102-516-197l-161-59h-11v-25-25h16c3 0 6 1 8 2l167 61c2 0 3 1 4 1l1 1c160 95 348 104 516 197 74 41 157 66 238 94 42 15 84 31 123 50 41 20 79 43 114 72 81 68 168 114 258 151 92 38 187 68 282 103 75 27 141 66 199 113s109 100 157 158c93 112 173 238 263 345 24 28 44 59 60 91 16 31 29 65 39 99 19 67 27 139 27 211 0 93-13 187-30 273-53 275-142 538-213 807-19 74-51 138-89 197-38 57-82 110-129 161-90 100-188 195-255 317-31 56-69 106-112 152-42 46-89 87-138 127-98 77-205 146-305 216-227 161-420 353-674 474-186 88-339 234-514 348-292 189-539 435-854 580-87 40-166 93-239 153-75 61-145 128-214 196-142 138-282 277-458 365-249 125-439 309-702 411-210 82-384 243-594 319-337 123-676 249-1020 351-373 111-735 255-1111 350-349 89-669 255-1000 394-325 136-650 274-955 455z">
          <text:p/>
        </draw:path>
        <draw:path draw:style-name="gr7" draw:text-style-name="P11" draw:layer="layout" svg:width="0.784cm" svg:height="0.947cm" draw:transform="rotate (-1.67987940504454) translate (18.7530187241738cm 10.0503542452692cm)" svg:viewBox="0 0 785 948" svg:d="M0 830c190-25 375 16 545 93 261 118 259-211 223-345-47-175-55-362-45-547l12-31">
          <text:p/>
        </draw:path>
        <presentation:notes draw:style-name="dp1">
          <office:forms form:automatic-focus="false" form:apply-design-mode="false"/>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Potential Advantages of using PINNs<text:line-break/><text:span text:style-name="T21">compared to NNs</text:span></text:p>
          </draw:text-box>
        </draw:frame>
        <draw:frame presentation:style-name="pr14" draw:text-style-name="P17" draw:layer="layout" svg:width="25.199cm" svg:height="9.134cm" svg:x="1.4cm" svg:y="3.685cm" presentation:class="outline">
          <draw:text-box>
            <text:list text:style-name="L3">
              <text:list-item>
                <text:p text:style-name="P16">A more accurate model (objectively quantifiable)</text:p>
              </text:list-item>
              <text:list-item>
                <text:p text:style-name="P16">Improved Interpretability (?)</text:p>
              </text:list-item>
              <text:list-item>
                <text:p text:style-name="P16">Physically consistent results</text:p>
              </text:list-item>
              <text:list-item>
                <text:p text:style-name="P16"><text:span text:style-name="T3">System Equations </text:span><text:span text:style-name="T7">can also function as good Bad Data detectors.</text:span></text:p>
                <text:p text:style-name="P16"><text:span text:style-name="T4"/></text:p>
                <text:p text:style-name="P16"><text:span text:style-name="T7"/></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Potential Advantages of using PINNs<text:line-break/><text:span text:style-name="T21">compared to NNs</text:span></text:p>
          </draw:text-box>
        </draw:frame>
        <draw:frame presentation:style-name="pr15" draw:text-style-name="P17" draw:layer="layout" svg:width="25.199cm" svg:height="9.134cm" svg:x="1.4cm" svg:y="3.685cm" presentation:class="outline">
          <draw:text-box>
            <text:list text:style-name="L4">
              <text:list-item>
                <text:p text:style-name="P18">Shrunk search space of the weights </text:p>
                <text:list>
                  <text:list-item>
                    <text:p text:style-name="P16">improved training efficiency (?)</text:p>
                  </text:list-item>
                  <text:list-item>
                    <text:p text:style-name="P16">Better convergence performance (?)</text:p>
                  </text:list-item>
                </text:list>
              </text:list-item>
              <text:list-item>
                <text:p text:style-name="P18">Enhanced Sampling Efficiency</text:p>
                <text:list>
                  <text:list-item>
                    <text:p text:style-name="P16"><text:span text:style-name="T4">Reduced reliance on a large amount of training data</text:span></text:p>
                  </text:list-item>
                </text:list>
              </text:list-item>
            </text:list>
            <text:list text:style-name="L3">
              <text:list-header>
                <text:p text:style-name="P16"><text:span text:style-name="T4"/></text:p>
                <text:p text:style-name="P16"><text:span text:style-name="T7"/></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Potential Advantages of using PINNs<text:line-break/><text:span text:style-name="T21">compared to NNs</text:span></text:p>
          </draw:text-box>
        </draw:frame>
        <draw:frame presentation:style-name="pr16" draw:text-style-name="P17" draw:layer="layout" svg:width="25.199cm" svg:height="9.134cm" svg:x="1.4cm" svg:y="3.685cm" presentation:class="outline">
          <draw:text-box>
            <text:list text:style-name="L5">
              <text:list-item>
                <text:p text:style-name="P16">Better <text:span text:style-name="T3">generalizability</text:span></text:p>
              </text:list-item>
            </text:list>
            <text:list text:style-name="L6">
              <text:list-item>
                <text:list>
                  <text:list-item>
                    <text:p text:style-name="P16"><text:span text:style-name="T7">An NN having good </text:span><text:span text:style-name="T3">Generalizability </text:span><text:span text:style-name="T7">means:</text:span></text:p>
                    <text:list>
                      <text:list-item>
                        <text:p text:style-name="P16"><text:span text:style-name="T7">It has similar prediction accuracy irrespective of chosen set of training data and testing data</text:span></text:p>
                      </text:list-item>
                      <text:list-item>
                        <text:p text:style-name="P16"><text:span text:style-name="T7">Its prediction accuracy for both training data and testing data is about the same.</text:span></text:p>
                      </text:list-item>
                      <text:list-item>
                        <text:p text:style-name="P16"><text:span text:style-name="T7">Too complicated NN would overfit training data (‘memorize’ it) and perform poorly on testing data</text:span></text:p>
                      </text:list-item>
                      <text:list-item>
                        <text:p text:style-name="P16"><text:span text:style-name="T7">Too simple NN would be unable to handle the complexity (edge test cases) of the system of concern</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Realm of Machine Learning covered as part of this presentation</text:p>
          </draw:text-box>
        </draw:frame>
        <draw:frame presentation:style-name="pr5" draw:text-style-name="P1" draw:layer="layout" svg:width="25.199cm" svg:height="9.134cm" svg:x="1.4cm" svg:y="3.685cm" presentation:class="outline">
          <draw:text-box>
            <text:list text:style-name="L2">
              <text:list-item>
                <text:p>Supervised learning only. The NN is trained over some data. Then it is tested (on a testing set) to find out if it is any good.</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Levers of change in your PINN<text:line-break/><text:span text:style-name="T22">for an already built NN</text:span></text:p>
          </draw:text-box>
        </draw:frame>
        <draw:frame presentation:style-name="pr5" draw:text-style-name="P1" draw:layer="layout" svg:width="25.199cm" svg:height="9.134cm" svg:x="1.4cm" svg:y="3.685cm" presentation:class="outline">
          <draw:text-box>
            <text:list text:style-name="L2">
              <text:list-item>
                <text:p>Which equation(s) to model in your loss function.</text:p>
              </text:list-item>
              <text:list-item>
                <text:p>What fraction of the loss function is modelled by the <text:span text:style-name="T3">system equations</text:span></text:p>
              </text:list-item>
              <text:list-item>
                <text:p><text:s/></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What do the references say? - <text:span text:style-name="T11">Karniadakis (2019)</text:span> </text:p>
          </draw:text-box>
        </draw:frame>
        <draw:frame presentation:style-name="pr17" draw:text-style-name="P19" draw:layer="layout" svg:width="25.199cm" svg:height="9.134cm" svg:x="1.4cm" svg:y="3.685cm" presentation:class="outline" presentation:user-transformed="true">
          <draw:text-box>
            <text:list text:style-name="L7">
              <text:list-header>
                <text:p text:style-name="P19"><text:span text:style-name="T23">“</text:span><text:span text:style-name="T23">.. for many cases pertaining to the modeling of physical and biological systems, there exists a vast amount of prior knowledge that is currently not being utilized in modern machine learning practice. Let it be the principled physical laws that govern the time-dependent dynamics of a system, or some empirically validated rules or other domain expertise, this prior information can act as a regularization agent that constrains the space of admissible solutions to a manageable size”</text:span></text:p>
              </text:list-header>
            </text:list>
            <text:list text:style-name="L8">
              <text:list-item>
                <text:p text:style-name="P19"><text:span text:style-name="T23">“</text:span><text:span text:style-name="T23">We must note however that the proposed methods should not be viewed as replacements of classical numerical methods for solving partial differential equations (e.g., finite elements, spectral methods, etc.)”</text:span></text:p>
              </text:list-item>
              <text:list-item>
                <text:p text:style-name="P19"><text:span text:style-name="T23"><text:s/>“ </text:span><text:span text:style-name="T23">.. classical methods such as the Runge–Kutta time-stepping schemes can coexist in harmony with deep neural networks”</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What do the references say? - <text:span text:style-name="T11">Karniadakis (2019)</text:span> </text:p>
          </draw:text-box>
        </draw:frame>
        <draw:frame presentation:style-name="pr5" draw:text-style-name="P20" draw:layer="layout" svg:width="25.199cm" svg:height="9.134cm" svg:x="1.4cm" svg:y="3.685cm" presentation:class="outline" presentation:user-transformed="true">
          <draw:text-box>
            <text:list text:style-name="L2">
              <text:list-header>
                <text:p text:style-name="P20"><text:span text:style-name="T24">Although a series of promising results was presented, the reader may perhaps agree this work creates more questions than it answers. </text:span></text:p>
              </text:list-header>
              <text:list-item>
                <text:p text:style-name="P20"><text:span text:style-name="T25">How deep/wide should the neural network be? </text:span></text:p>
              </text:list-item>
              <text:list-item>
                <text:p text:style-name="P20"><text:span text:style-name="T23">How much data is really needed? </text:span></text:p>
              </text:list-item>
              <text:list-item>
                <text:p text:style-name="P20"><text:span text:style-name="T25">Why does the algorithm converge to unique values for the parameters of the differential operators, i.e., why is the algorithm not suffering from local optima for the parameters of the differential operator? </text:span></text:p>
              </text:list-item>
              <text:list-item>
                <text:p text:style-name="P20"><text:span text:style-name="T23">Does the network suffer from vanishing gradients for deeper architectures and higher order differential operators? </text:span></text:p>
                <text:list>
                  <text:list-item>
                    <text:p text:style-name="P21"><text:span text:style-name="T15">Could this be mitigated by using different activation functions?</text:span></text:p>
                  </text:list-item>
                </text:list>
              </text:list-item>
              <text:list-item>
                <text:p text:style-name="P20"><text:span text:style-name="T25">Is LSE an appropriate loss function? </text:span></text:p>
              </text:list-item>
              <text:list-item>
                <text:p text:style-name="P20"><text:span text:style-name="T23">Why are thes</text:span><text:span text:style-name="T23"><text:tab/></text:span><text:span text:style-name="T23">e methods seemingly so robust to noise in the data? </text:span></text:p>
              </text:list-item>
              <text:list-item>
                <text:p text:style-name="P20"><text:span text:style-name="T25">Can we improve on initializing the network weights or normalizing the data? </text:span></text:p>
              </text:list-item>
              <text:list-item>
                <text:p text:style-name="P20"><text:span text:style-name="T23">How can we quantify the uncertainty associated with our predictions?</text:span></text:p>
              </text:list-item>
            </text:list>
          </draw:text-box>
        </draw:frame>
        <presentation:notes draw:style-name="dp1">
          <office:forms form:automatic-focus="false" form:apply-design-mode="false"/>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What do the references say? - <text:span text:style-name="T26">Spyros</text:span> </text:p>
          </draw:text-box>
        </draw:frame>
        <draw:frame presentation:style-name="pr5" draw:text-style-name="P20" draw:layer="layout" svg:width="25.199cm" svg:height="9.134cm" svg:x="1.4cm" svg:y="3.685cm" presentation:class="outline" presentation:placeholder="true" presentation:user-transformed="true">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Things I’m yet to understand</text:p>
          </draw:text-box>
        </draw:frame>
        <draw:frame presentation:style-name="pr5" draw:text-style-name="P1" draw:layer="layout" svg:width="25.199cm" svg:height="9.134cm" svg:x="1.4cm" svg:y="3.685cm" presentation:class="outline">
          <draw:text-box>
            <text:list text:style-name="L2">
              <text:list-item>
                <text:p>How do some authors establish formal guarantees on the output of an NN?</text:p>
              </text:list-item>
              <text:list-item>
                <text:p>Need to investigate and appreciate <text:span text:style-name="T3">auto-differentiation</text:span>.</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At a Glance</text:p>
          </draw:text-box>
        </draw:frame>
        <draw:frame presentation:style-name="pr5" draw:text-style-name="P1" draw:layer="layout" svg:width="25.199cm" svg:height="9.134cm" svg:x="1.4cm" svg:y="3.685cm" presentation:class="outline">
          <draw:text-box>
            <text:list text:style-name="L2">
              <text:list-item>
                <text:p>In specific problems statements, PINNs found to be a helpful form of Supervised Learning for problem solving.</text:p>
              </text:list-item>
              <text:list-item>
                <text:p>PINNs are still black boxes.</text:p>
              </text:list-item>
              <text:list-item>
                <text:p>PINNs are NOT faster than NNs.</text:p>
              </text:list-item>
              <text:list-item>
                <text:p>PINNs do NOT take less training epochs than NNs.</text:p>
              </text:list-item>
              <text:list-item>
                <text:p>System equations are NOT restricted to be Partial Differential Equations.</text:p>
              </text:list-item>
              <text:list-item>
                <text:p>Reinforcement Learning was NOT covered in this presentation. All references covered here only dealt in Supervised Learning.</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References</text:p>
          </draw:text-box>
        </draw:frame>
        <draw:frame presentation:style-name="pr5" draw:layer="layout" svg:width="25.199cm" svg:height="9.134cm" svg:x="1.801cm" svg:y="3.685cm" presentation:class="outline" presentation:user-transformed="true">
          <draw:text-box>
            <text:list text:style-name="L2">
              <text:list-item>
                <text:p><text:span text:style-name="T27">B. Huang and J. Wang, "Applications of Physics-Informed Neural Networks in Power Systems - A Review," in IEEE Transactions on Power Systems, vol. 38, no. 1, pp. 572-588, Jan. 2023, doi: 10.1109/TPWRS.2022.3162473. [</text:span><text:span text:style-name="T27"><text:a xlink:href="https://ieeexplore.ieee.org/abstract/document/9743327" xlink:type="simple">link</text:a></text:span><text:span text:style-name="T27">]</text:span></text:p>
              </text:list-item>
              <text:list-item>
                <text:p><text:span text:style-name="T27"><text:s/></text:span><text:span text:style-name="T27">A Hands-on Introduction to Physics-informed Machine Learning [</text:span><text:span text:style-name="T27"><text:a xlink:href="https://www.youtube.com/watch?v=o9JaZGWekWQ" xlink:type="simple">YouTube link</text:a></text:span><text:span text:style-name="T27">] </text:span></text:p>
              </text:list-item>
              <text:list-item>
                <text:p><text:span text:style-name="T27">Helpful </text:span><text:span text:style-name="T27"><text:a xlink:href="https://www.kdnuggets.com/2019/11/generalization-neural-networks.html" xlink:type="simple">webpage</text:a></text:span><text:span text:style-name="T27"><text:s/>explaining generalizability</text:span></text:p>
              </text:list-item>
              <text:list-item>
                <text:p><text:span text:style-name="T27">Raissi, M., Perdikaris, P., &amp; Karniadakis, G. E. (2019). Physics-informed neural networks: A deep learning framework for solving forward and inverse problems involving nonlinear partial differential equations. J. Comput. Phys., 378, 686–707. doi: 10.1016/j.jcp.2018.10.045 [</text:span><text:span text:style-name="T27"><text:a xlink:href="https://www.sciencedirect.com/science/article/pii/S0021999118307125" xlink:type="simple">link</text:a></text:span><text:span text:style-name="T27">]</text:span></text:p>
              </text:list-item>
              <text:list-item>
                <text:p><text:span text:style-name="T27">Hornik, K., Stinchcombe, M., &amp; White, H. (1989). Multilayer feedforward networks are universal approximators. Neural Networks, 2(5), 359–366. doi: 10.1016/0893-6080(89)90020-8 [</text:span><text:span text:style-name="T27"><text:a xlink:href="https://www.sciencedirect.com/science/article/abs/pii/0893608089900208" xlink:type="simple">link</text:a></text:span><text:span text:style-name="T27">]</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 style:display-name="Beehive1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3-06T14:11:25.238000000</meta:creation-date>
    <meta:editing-duration>PT12H46M17S</meta:editing-duration>
    <meta:editing-cycles>95</meta:editing-cycles>
    <meta:generator>LibreOffice/7.2.2.2$Windows_X86_64 LibreOffice_project/02b2acce88a210515b4a5bb2e46cbfb63fe97d56</meta:generator>
    <dc:title>Beehive</dc:title>
    <dc:date>2023-03-07T10:48:43.932000000</dc:date>
    <meta:document-statistic meta:object-count="304"/>
  </office:meta>
</office:document-meta>
</file>